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50ebf" officeooo:paragraph-rsid="00250ebf" style:font-weight-asian="bold" style:font-weight-complex="bold"/>
    </style:style>
    <style:style style:name="P2" style:family="paragraph" style:parent-style-name="Standard">
      <style:text-properties fo:font-weight="bold" officeooo:rsid="002c4495" officeooo:paragraph-rsid="002c4495" style:font-weight-asian="bold" style:font-weight-complex="bold"/>
    </style:style>
    <style:style style:name="P3" style:family="paragraph" style:parent-style-name="Standard">
      <style:text-properties fo:font-weight="bold" officeooo:rsid="00299c38" officeooo:paragraph-rsid="00299c38" style:font-weight-asian="bold" style:font-weight-complex="bold"/>
    </style:style>
    <style:style style:name="P4" style:family="paragraph" style:parent-style-name="Standard">
      <style:text-properties fo:font-weight="bold" officeooo:rsid="003c4e1e" officeooo:paragraph-rsid="003c4e1e" style:font-weight-asian="bold" style:font-weight-complex="bold"/>
    </style:style>
    <style:style style:name="P5" style:family="paragraph" style:parent-style-name="Standard">
      <style:text-properties fo:font-weight="bold" officeooo:rsid="004e4fb0" officeooo:paragraph-rsid="004e4fb0" style:font-weight-asian="bold" style:font-weight-complex="bold"/>
    </style:style>
    <style:style style:name="P6" style:family="paragraph" style:parent-style-name="Standard">
      <style:text-properties fo:font-weight="bold" officeooo:rsid="00504247" officeooo:paragraph-rsid="00504247" style:font-weight-asian="bold" style:font-weight-complex="bold"/>
    </style:style>
    <style:style style:name="P7" style:family="paragraph" style:parent-style-name="Standard">
      <style:text-properties fo:font-weight="bold" officeooo:rsid="0052a84e" officeooo:paragraph-rsid="0052a84e" style:font-weight-asian="bold" style:font-weight-complex="bold"/>
    </style:style>
    <style:style style:name="P8" style:family="paragraph" style:parent-style-name="Standard">
      <style:text-properties fo:font-weight="bold" officeooo:rsid="0027b91f" officeooo:paragraph-rsid="0056ae13" style:font-weight-asian="bold" style:font-weight-complex="bold"/>
    </style:style>
    <style:style style:name="P9" style:family="paragraph" style:parent-style-name="Standard">
      <style:text-properties fo:font-weight="bold" officeooo:rsid="0009a425" officeooo:paragraph-rsid="0056ae13" style:font-weight-asian="bold" style:font-weight-complex="bold"/>
    </style:style>
    <style:style style:name="P10" style:family="paragraph" style:parent-style-name="Standard">
      <style:text-properties fo:font-weight="bold" officeooo:rsid="000ac7f9" officeooo:paragraph-rsid="0056ae13" style:font-weight-asian="bold" style:font-weight-complex="bold"/>
    </style:style>
    <style:style style:name="P11" style:family="paragraph" style:parent-style-name="Standard">
      <style:text-properties fo:font-weight="bold" officeooo:rsid="000eff75" officeooo:paragraph-rsid="0056ae13" style:font-weight-asian="bold" style:font-weight-complex="bold"/>
    </style:style>
    <style:style style:name="P12" style:family="paragraph" style:parent-style-name="Standard">
      <style:text-properties fo:font-weight="bold" officeooo:rsid="000f37e0" officeooo:paragraph-rsid="0056ae13" style:font-weight-asian="bold" style:font-weight-complex="bold"/>
    </style:style>
    <style:style style:name="P13" style:family="paragraph" style:parent-style-name="Standard">
      <style:text-properties fo:font-weight="bold" officeooo:rsid="0012bc45" officeooo:paragraph-rsid="0056ae13" style:font-weight-asian="bold" style:font-weight-complex="bold"/>
    </style:style>
    <style:style style:name="P14" style:family="paragraph" style:parent-style-name="Standard">
      <style:text-properties fo:font-weight="bold" officeooo:rsid="0043b75f" officeooo:paragraph-rsid="005b2f25" style:font-weight-asian="bold" style:font-weight-complex="bold"/>
    </style:style>
    <style:style style:name="P15" style:family="paragraph" style:parent-style-name="Standard">
      <style:text-properties fo:font-weight="bold" officeooo:rsid="000c0132" officeooo:paragraph-rsid="0056ae13" style:font-weight-asian="bold" style:font-weight-complex="bold"/>
    </style:style>
    <style:style style:name="P16" style:family="paragraph" style:parent-style-name="Standard">
      <style:text-properties fo:font-weight="bold" officeooo:rsid="0029a66d" officeooo:paragraph-rsid="0056ae13" style:font-weight-asian="bold" style:font-weight-complex="bold"/>
    </style:style>
    <style:style style:name="P17" style:family="paragraph" style:parent-style-name="Standard">
      <style:text-properties fo:font-weight="bold" officeooo:rsid="005f68e8" officeooo:paragraph-rsid="005f68e8" style:font-weight-asian="bold" style:font-weight-complex="bold"/>
    </style:style>
    <style:style style:name="P18" style:family="paragraph" style:parent-style-name="Standard">
      <style:text-properties fo:font-weight="bold" officeooo:rsid="002719f7" officeooo:paragraph-rsid="002719f7" style:font-weight-asian="bold" style:font-weight-complex="bold"/>
    </style:style>
    <style:style style:name="P19" style:family="paragraph" style:parent-style-name="Standard">
      <style:text-properties fo:font-weight="bold" officeooo:rsid="0062a3cb" officeooo:paragraph-rsid="0062a3cb" style:font-weight-asian="bold" style:font-weight-complex="bold"/>
    </style:style>
    <style:style style:name="P20" style:family="paragraph" style:parent-style-name="Standard">
      <style:text-properties officeooo:rsid="0020b22b" officeooo:paragraph-rsid="0020b22b"/>
    </style:style>
    <style:style style:name="P21" style:family="paragraph" style:parent-style-name="Standard">
      <style:text-properties officeooo:rsid="0020b22b" officeooo:paragraph-rsid="00227208"/>
    </style:style>
    <style:style style:name="P22" style:family="paragraph" style:parent-style-name="Standard">
      <style:text-properties officeooo:rsid="00250ebf" officeooo:paragraph-rsid="00250ebf"/>
    </style:style>
    <style:style style:name="P23" style:family="paragraph" style:parent-style-name="Standard">
      <style:text-properties officeooo:rsid="00298e94" officeooo:paragraph-rsid="00298e94"/>
    </style:style>
    <style:style style:name="P24" style:family="paragraph" style:parent-style-name="Standard">
      <style:text-properties officeooo:rsid="00299c38" officeooo:paragraph-rsid="00299c38"/>
    </style:style>
    <style:style style:name="P25" style:family="paragraph" style:parent-style-name="Standard">
      <style:text-properties officeooo:rsid="002c4495" officeooo:paragraph-rsid="002c4495"/>
    </style:style>
    <style:style style:name="P26" style:family="paragraph" style:parent-style-name="Standard">
      <style:text-properties officeooo:rsid="002d0683" officeooo:paragraph-rsid="002d0683"/>
    </style:style>
    <style:style style:name="P27" style:family="paragraph" style:parent-style-name="Standard">
      <style:text-properties officeooo:rsid="003c4e1e" officeooo:paragraph-rsid="003c4e1e"/>
    </style:style>
    <style:style style:name="P28" style:family="paragraph" style:parent-style-name="Standard">
      <style:text-properties fo:font-weight="normal" officeooo:rsid="003c4e1e" officeooo:paragraph-rsid="003c4e1e" style:font-weight-asian="normal" style:font-weight-complex="normal"/>
    </style:style>
    <style:style style:name="P29" style:family="paragraph" style:parent-style-name="Standard">
      <style:text-properties fo:font-weight="normal" officeooo:rsid="0052b88f" officeooo:paragraph-rsid="0052b88f" style:font-weight-asian="normal" style:font-weight-complex="normal"/>
    </style:style>
    <style:style style:name="P30" style:family="paragraph" style:parent-style-name="Standard">
      <style:text-properties fo:font-weight="normal" officeooo:rsid="0027b91f" officeooo:paragraph-rsid="0056ae13" style:font-weight-asian="normal" style:font-weight-complex="normal"/>
    </style:style>
    <style:style style:name="P31" style:family="paragraph" style:parent-style-name="Standard">
      <style:text-properties fo:font-weight="normal" officeooo:rsid="005f68e8" officeooo:paragraph-rsid="005f68e8" style:font-weight-asian="normal" style:font-weight-complex="normal"/>
    </style:style>
    <style:style style:name="P32" style:family="paragraph" style:parent-style-name="Standard">
      <style:text-properties officeooo:rsid="003eee89" officeooo:paragraph-rsid="003eee89"/>
    </style:style>
    <style:style style:name="P33" style:family="paragraph" style:parent-style-name="Standard">
      <style:text-properties officeooo:rsid="00494171" officeooo:paragraph-rsid="00494171"/>
    </style:style>
    <style:style style:name="P34" style:family="paragraph" style:parent-style-name="Standard">
      <style:text-properties officeooo:rsid="00494171" officeooo:paragraph-rsid="00496e16"/>
    </style:style>
    <style:style style:name="P35" style:family="paragraph" style:parent-style-name="Standard">
      <style:text-properties officeooo:rsid="00495f33" officeooo:paragraph-rsid="004a501f"/>
    </style:style>
    <style:style style:name="P36" style:family="paragraph" style:parent-style-name="Standard">
      <style:text-properties officeooo:rsid="004b5e03" officeooo:paragraph-rsid="004b5e03"/>
    </style:style>
    <style:style style:name="P37" style:family="paragraph" style:parent-style-name="Standard">
      <style:text-properties officeooo:rsid="004e35a7" officeooo:paragraph-rsid="004e35a7"/>
    </style:style>
    <style:style style:name="P38" style:family="paragraph" style:parent-style-name="Standard">
      <style:text-properties officeooo:rsid="00504247" officeooo:paragraph-rsid="00504247"/>
    </style:style>
    <style:style style:name="P39" style:family="paragraph" style:parent-style-name="Standard">
      <style:paragraph-properties fo:text-align="center" style:justify-single-word="false"/>
      <style:text-properties fo:font-size="16pt" fo:font-weight="bold" officeooo:rsid="0007513a" officeooo:paragraph-rsid="0056ae13" style:font-weight-asian="bold" style:font-weight-complex="bold"/>
    </style:style>
    <style:style style:name="P40" style:family="paragraph" style:parent-style-name="Standard">
      <style:text-properties officeooo:rsid="0007513a" officeooo:paragraph-rsid="0056ae13"/>
    </style:style>
    <style:style style:name="P41" style:family="paragraph" style:parent-style-name="Standard">
      <style:text-properties officeooo:rsid="000ac7f9" officeooo:paragraph-rsid="0056ae13"/>
    </style:style>
    <style:style style:name="P42" style:family="paragraph" style:parent-style-name="Standard">
      <style:text-properties officeooo:rsid="0009a425" officeooo:paragraph-rsid="0056ae13"/>
    </style:style>
    <style:style style:name="P43" style:family="paragraph" style:parent-style-name="Standard">
      <style:text-properties officeooo:rsid="000b1c06" officeooo:paragraph-rsid="0056ae13"/>
    </style:style>
    <style:style style:name="P44" style:family="paragraph" style:parent-style-name="Standard">
      <style:text-properties officeooo:rsid="0016fc7b" officeooo:paragraph-rsid="0056ae13"/>
    </style:style>
    <style:style style:name="P45" style:family="paragraph" style:parent-style-name="Standard">
      <style:text-properties officeooo:rsid="000eff75" officeooo:paragraph-rsid="0056ae13"/>
    </style:style>
    <style:style style:name="P46" style:family="paragraph" style:parent-style-name="Standard">
      <style:text-properties officeooo:rsid="0010b0c5" officeooo:paragraph-rsid="0056ae13"/>
    </style:style>
    <style:style style:name="P47" style:family="paragraph" style:parent-style-name="Standard">
      <style:text-properties officeooo:rsid="00416f47" officeooo:paragraph-rsid="005b2f25"/>
    </style:style>
    <style:style style:name="P48" style:family="paragraph" style:parent-style-name="Standard">
      <style:text-properties officeooo:rsid="001c2803" officeooo:paragraph-rsid="005b2f25"/>
    </style:style>
    <style:style style:name="P49" style:family="paragraph" style:parent-style-name="Standard">
      <style:text-properties officeooo:rsid="0043b75f" officeooo:paragraph-rsid="005b2f25"/>
    </style:style>
    <style:style style:name="P50" style:family="paragraph" style:parent-style-name="Standard">
      <style:text-properties officeooo:rsid="0044e521" officeooo:paragraph-rsid="005b2f25"/>
    </style:style>
    <style:style style:name="P51" style:family="paragraph" style:parent-style-name="Standard">
      <style:text-properties officeooo:rsid="0045a384" officeooo:paragraph-rsid="005b2f25"/>
    </style:style>
    <style:style style:name="P52" style:family="paragraph" style:parent-style-name="Standard">
      <style:text-properties officeooo:rsid="00475d70" officeooo:paragraph-rsid="005b2f25"/>
    </style:style>
    <style:style style:name="P53" style:family="paragraph" style:parent-style-name="Standard">
      <style:text-properties officeooo:rsid="008fbac0" officeooo:paragraph-rsid="005b2f25"/>
    </style:style>
    <style:style style:name="P54" style:family="paragraph" style:parent-style-name="Standard">
      <style:text-properties officeooo:rsid="0047c269" officeooo:paragraph-rsid="005b2f25"/>
    </style:style>
    <style:style style:name="P55" style:family="paragraph" style:parent-style-name="Standard">
      <style:text-properties officeooo:rsid="0092d40e" officeooo:paragraph-rsid="005b2f25"/>
    </style:style>
    <style:style style:name="P56" style:family="paragraph" style:parent-style-name="Standard">
      <style:text-properties officeooo:rsid="00488373" officeooo:paragraph-rsid="005b2f25"/>
    </style:style>
    <style:style style:name="P57" style:family="paragraph" style:parent-style-name="Standard">
      <style:text-properties officeooo:rsid="0048cc8c" officeooo:paragraph-rsid="005b2f25"/>
    </style:style>
    <style:style style:name="P58" style:family="paragraph" style:parent-style-name="Standard">
      <style:text-properties officeooo:rsid="00258b8c" officeooo:paragraph-rsid="00258b8c"/>
    </style:style>
    <style:style style:name="P59" style:family="paragraph" style:parent-style-name="Standard">
      <style:text-properties officeooo:rsid="0060b6e3" officeooo:paragraph-rsid="0060b6e3"/>
    </style:style>
    <style:style style:name="P60" style:family="paragraph" style:parent-style-name="Standard">
      <style:text-properties officeooo:rsid="004ac5dc" officeooo:paragraph-rsid="005b2f25"/>
    </style:style>
    <style:style style:name="P61" style:family="paragraph" style:parent-style-name="Standard">
      <style:text-properties officeooo:rsid="0062a3cb" officeooo:paragraph-rsid="0062a3cb"/>
    </style:style>
    <style:style style:name="P62" style:family="paragraph" style:parent-style-name="Standard">
      <style:text-properties officeooo:rsid="00641c18" officeooo:paragraph-rsid="00641c18"/>
    </style:style>
    <style:style style:name="P63" style:family="paragraph" style:parent-style-name="Standard">
      <style:text-properties officeooo:rsid="0066236e" officeooo:paragraph-rsid="0066236e"/>
    </style:style>
    <style:style style:name="P64" style:family="paragraph" style:parent-style-name="Standard">
      <style:text-properties officeooo:rsid="006636ee" officeooo:paragraph-rsid="006636ee"/>
    </style:style>
    <style:style style:name="P65" style:family="paragraph" style:parent-style-name="Standard">
      <style:text-properties officeooo:rsid="006636ee" officeooo:paragraph-rsid="0067f5a8"/>
    </style:style>
    <style:style style:name="P66" style:family="paragraph" style:parent-style-name="Standard">
      <style:paragraph-properties fo:break-before="page"/>
      <style:text-properties fo:font-weight="bold" officeooo:rsid="002c4495" officeooo:paragraph-rsid="002c4495" style:font-weight-asian="bold" style:font-weight-complex="bold"/>
    </style:style>
    <style:style style:name="P67" style:family="paragraph" style:parent-style-name="Standard">
      <style:paragraph-properties fo:break-before="page"/>
      <style:text-properties fo:font-weight="bold" officeooo:rsid="002719f7" officeooo:paragraph-rsid="002719f7" style:font-weight-asian="bold" style:font-weight-complex="bold"/>
    </style:style>
    <style:style style:name="P68" style:family="paragraph" style:parent-style-name="Standard">
      <style:text-properties officeooo:rsid="006636ee" officeooo:paragraph-rsid="00641c18"/>
    </style:style>
    <style:style style:name="T1" style:family="text">
      <style:text-properties officeooo:rsid="0021f784"/>
    </style:style>
    <style:style style:name="T2" style:family="text">
      <style:text-properties officeooo:rsid="00227208"/>
    </style:style>
    <style:style style:name="T3" style:family="text">
      <style:text-properties officeooo:rsid="002719f7"/>
    </style:style>
    <style:style style:name="T4" style:family="text">
      <style:text-properties officeooo:rsid="0028e1a6"/>
    </style:style>
    <style:style style:name="T5" style:family="text">
      <style:text-properties officeooo:rsid="00291126"/>
    </style:style>
    <style:style style:name="T6" style:family="text">
      <style:text-properties officeooo:rsid="002a74e5"/>
    </style:style>
    <style:style style:name="T7" style:family="text">
      <style:text-properties officeooo:rsid="003dc1bf"/>
    </style:style>
    <style:style style:name="T8" style:family="text">
      <style:text-properties officeooo:rsid="003ff097"/>
    </style:style>
    <style:style style:name="T9" style:family="text">
      <style:text-properties officeooo:rsid="0041202d"/>
    </style:style>
    <style:style style:name="T10" style:family="text">
      <style:text-properties officeooo:rsid="0045c205"/>
    </style:style>
    <style:style style:name="T11" style:family="text">
      <style:text-properties officeooo:rsid="00476b26"/>
    </style:style>
    <style:style style:name="T12" style:family="text">
      <style:text-properties officeooo:rsid="00496e16"/>
    </style:style>
    <style:style style:name="T13" style:family="text">
      <style:text-properties officeooo:rsid="0051b52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54513e"/>
    </style:style>
    <style:style style:name="T16" style:family="text">
      <style:text-properties officeooo:rsid="002568a4"/>
    </style:style>
    <style:style style:name="T17" style:family="text">
      <style:text-properties fo:font-weight="bold" officeooo:rsid="000e0fac" style:font-weight-asian="bold" style:font-weight-complex="bold"/>
    </style:style>
    <style:style style:name="T18" style:family="text">
      <style:text-properties officeooo:rsid="0019dc1d"/>
    </style:style>
    <style:style style:name="T19" style:family="text">
      <style:text-properties officeooo:rsid="00272643"/>
    </style:style>
    <style:style style:name="T20" style:family="text">
      <style:text-properties officeooo:rsid="00287352"/>
    </style:style>
    <style:style style:name="T21" style:family="text">
      <style:text-properties officeooo:rsid="00290474"/>
    </style:style>
    <style:style style:name="T22" style:family="text">
      <style:text-properties officeooo:rsid="001c0849"/>
    </style:style>
    <style:style style:name="T23" style:family="text">
      <style:text-properties officeooo:rsid="000e0fac"/>
    </style:style>
    <style:style style:name="T24" style:family="text">
      <style:text-properties officeooo:rsid="000ea4d2"/>
    </style:style>
    <style:style style:name="T25" style:family="text">
      <style:text-properties officeooo:rsid="0056ae13"/>
    </style:style>
    <style:style style:name="T26" style:family="text">
      <style:text-properties officeooo:rsid="00589ce6"/>
    </style:style>
    <style:style style:name="T27" style:family="text">
      <style:text-properties officeooo:rsid="0094f753"/>
    </style:style>
    <style:style style:name="T28" style:family="text">
      <style:text-properties officeooo:rsid="0043b75f"/>
    </style:style>
    <style:style style:name="T29" style:family="text">
      <style:text-properties officeooo:rsid="008ebb2c"/>
    </style:style>
    <style:style style:name="T30" style:family="text">
      <style:text-properties officeooo:rsid="008fbac0"/>
    </style:style>
    <style:style style:name="T31" style:family="text">
      <style:text-properties officeooo:rsid="00913dc0"/>
    </style:style>
    <style:style style:name="T32" style:family="text">
      <style:text-properties officeooo:rsid="0067f5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Implementando um Firewall usando o Zentyal 5</text:p>
      <text:p text:style-name="P39"/>
      <text:p text:style-name="P40"/>
      <text:p text:style-name="P40">Este guia mostra como implementar um firewall de borda (que compartilha a internet e controla acessos <text:span text:style-name="T16">das máquinas à mesma</text:span>) no DNOCS, Administração Central usando a solução de software livre Zentyal, <text:span text:style-name="T16">versão 5</text:span>.</text:p>
      <text:p text:style-name="P40"/>
      <text:p text:style-name="P10"/>
      <text:p text:style-name="P10">Zentyal</text:p>
      <text:p text:style-name="P41"/>
      <text:p text:style-name="P41">A grande vantagem, para mim, do Zentyal, é que ele traz praticamente tudo que precis<text:span text:style-name="T18">o</text:span> e uma <text:span text:style-name="T18">intuitiva </text:span>interface web que simplifica a administração, de forma que alguém como eu, que não é expert na área, consiga administrar <text:span text:style-name="T18">com certa facilidade</text:span>. Ainda tenho a pretensão de concluir, deixar funcionando redondinho e passar para <text:span text:style-name="T19">o</text:span> chefe imediato.</text:p>
      <text:p text:style-name="P42"/>
      <text:p text:style-name="P8"/>
      <text:p text:style-name="P8">Ambiente de Testes</text:p>
      <text:p text:style-name="P9"/>
      <text:p text:style-name="P30">A estrutura de rede será criada em meu desktop (Linux Mint 18) usando máquinas virtuais no VirtualBox.</text:p>
      <text:p text:style-name="P30"/>
      <text:p text:style-name="P10"/>
      <text:p text:style-name="P10">Instalação</text:p>
      <text:p text:style-name="P41"/>
      <text:p text:style-name="P41">Não detalharei a instalação, pois é muito simples. Ela consiste de <text:span text:style-name="T20">3 etapas</text:span>, a instalação do Ubuntu, a instalação <text:span text:style-name="T20">dos pacotes do core do Zentyal e a instalação dos módulos desejados para a solução e </text:span>da interface web.</text:p>
      <text:p text:style-name="P41"/>
      <text:p text:style-name="P41"/>
      <text:p text:style-name="P10">Download do Zentyal</text:p>
      <text:p text:style-name="P43"><text:a xlink:type="simple" xlink:href="http://www.zentyal.org/server/" text:style-name="Internet_20_link" text:visited-style-name="Visited_20_Internet_20_Link">http://www.zentyal.org/server/</text:a> </text:p>
      <text:p text:style-name="P41"/>
      <text:p text:style-name="P44"/>
      <text:p text:style-name="P15">ALERTA</text:p>
      <text:p text:style-name="P9"/>
      <text:p text:style-name="P9">Ao instalar <text:span text:style-name="T21">o Zentyal</text:span> tome <text:span text:style-name="T22">muito </text:span>cuidado <text:span text:style-name="T22">com a primeira opção</text:span></text:p>
      <text:p text:style-name="P42">- A opção default, a primeira destruirá todos os discos para depois instalar <text:span text:style-name="T23">(</text:span><text:span text:style-name="T17">delete all disks</text:span><text:span text:style-name="T23">)</text:span></text:p>
      <text:p text:style-name="P42">- A segunda opção permite escolher uma partição onde será instalado <text:span text:style-name="T23">(</text:span><text:span text:style-name="T17">expert mode</text:span><text:span text:style-name="T23">)</text:span></text:p>
      <text:p text:style-name="P42"/>
      <text:p text:style-name="P42">Ao final da instalação automaticamente abr<text:span text:style-name="T21">irá</text:span> <text:span text:style-name="T24">a interface web. Entre com o usuário e senha fornecidos na instalação.</text:span></text:p>
      <text:p text:style-name="P42"/>
      <text:p text:style-name="P11"/>
      <text:p text:style-name="P11">Atualizações</text:p>
      <text:p text:style-name="P42"/>
      <text:p text:style-name="P45">Logo que acessamos pela primeira vez, aguarde um pouco e ele avisará que existem atualizações.</text:p>
      <text:p text:style-name="P12"/>
      <text:p text:style-name="P13">Os módulos a serem instalados dependem da necessidade.</text:p>
      <text:p text:style-name="P16">Aqui instalaremos apenas</text:p>
      <text:p text:style-name="P16">- Firewall</text:p>
      <text:p text:style-name="P16">- HTTP Proxy</text:p>
      <text:p text:style-name="P13"/>
      <text:p text:style-name="P4"><text:soft-page-break/>Módulos do Zentyal</text:p>
      <text:p text:style-name="P28"/>
      <text:p text:style-name="P28">Instalar apenas o Firewall e o HTTP Proxy</text:p>
      <text:p text:style-name="P28"/>
      <text:p text:style-name="P3"/>
      <text:p text:style-name="P3"><text:span text:style-name="T7">Configuração do </text:span>Firewall do Zentyal</text:p>
      <text:p text:style-name="P24"/>
      <text:p text:style-name="P24">Filtros de pacotes</text:p>
      <text:p text:style-name="P24"/>
      <text:p text:style-name="P24">1) Fluxo das Redes internas para o Zentyal</text:p>
      <text:p text:style-name="P24">Por padrão existem duas regras liberando SSH e a interface web</text:p>
      <text:p text:style-name="P24"/>
      <text:p text:style-name="P24">2) Fluxo das Redes internas saindo para a internet através do Zentyal</text:p>
      <text:p text:style-name="P24"><text:tab/><text:span text:style-name="T10">Por padrão toda a rede interna é liebrada para navegação</text:span></text:p>
      <text:p text:style-name="P24"><text:tab/><text:span text:style-name="T11">Remover caso queira controlar cada um</text:span></text:p>
      <text:p text:style-name="P24"/>
      <text:p text:style-name="P24">3) Fluxo das redes externas para o Zentyal</text:p>
      <text:p text:style-name="P24"/>
      <text:p text:style-name="P24">4) <text:span text:style-name="T6">Fluxo saindo do Zentyal</text:span></text:p>
      <text:p text:style-name="P24"/>
      <text:p text:style-name="P14"/>
      <text:p text:style-name="P14"><text:span text:style-name="T27">Montar</text:span> ISO de convidados <text:span text:style-name="T27">na VM </text:span>do <text:span text:style-name="T27">Zentyal</text:span></text:p>
      <text:p text:style-name="P47"/>
      <text:p text:style-name="P47"><text:span text:style-name="T28">Podemos acessar a máquina ZentyalServer com IP 192.168.0.1 através do SSH com nosso desktop para enviar a ISO de convidados</text:span> </text:p>
      <text:p text:style-name="P48"/>
      <text:p text:style-name="P49">cp /usr/share/virtualbox/VBoxGuestAdditions.iso .</text:p>
      <text:p text:style-name="P49"/>
      <text:p text:style-name="P50">scp <text:s/><text:span text:style-name="T28">V</text:span>B<text:span text:style-name="T28">oxGuestAdditions.</text:span>iso <text:a xlink:type="simple" xlink:href="mailto:ribafs@192.168.0.1" text:style-name="Internet_20_link" text:visited-style-name="Visited_20_Internet_20_Link">ribafs@</text:a><text:a xlink:type="simple" xlink:href="mailto:ribafs@192.168.0.1" text:style-name="Internet_20_link" text:visited-style-name="Visited_20_Internet_20_Link"><text:span text:style-name="T28">192.168.0.1</text:span></text:a><text:span text:style-name="T28">:/home/ribafs</text:span></text:p>
      <text:p text:style-name="P50"/>
      <text:p text:style-name="P51">Acessar o ZentyalServer <text:span text:style-name="T29">pelo terminal</text:span></text:p>
      <text:p text:style-name="P51"/>
      <text:p text:style-name="P52">montar a iso em /media/cdrom</text:p>
      <text:p text:style-name="P53"/>
      <text:p text:style-name="P52"><text:span text:style-name="T30">sudo </text:span>mount <text:s/><text:span text:style-name="T28">VboxGuestAdditions.</text:span>iso /media/cdrom</text:p>
      <text:p text:style-name="P54">cd /media/cdrom</text:p>
      <text:p text:style-name="P55">sudo su</text:p>
      <text:p text:style-name="P56">sh <text:s/><text:span text:style-name="T28">V</text:span>b<text:span text:style-name="T28">ox</text:span>Linux<text:span text:style-name="T28">Addition</text:span>s.<text:span text:style-name="T31">run</text:span></text:p>
      <text:p text:style-name="P56"/>
      <text:p text:style-name="P57">Aguarde a instalação</text:p>
      <text:p text:style-name="P60">sudo reboot</text:p>
      <text:p text:style-name="P60"/>
      <text:p text:style-name="P60"/>
      <text:p text:style-name="P19">Removendo a rede Criada</text:p>
      <text:p text:style-name="P61"/>
      <text:p text:style-name="P61">Remover o perfil teste do desktop</text:p>
      <text:p text:style-name="P61">Mudar o Cabeada 1 para usar o MAC da eno1 em Identidade (modo gráfico)</text:p>
      <text:p text:style-name="P61"/>
      <text:p text:style-name="P61">Alterar Endereços para Manual em IPV4</text:p>
      <text:p text:style-name="P61">Alterar para os dados adequados:</text:p>
      <text:p text:style-name="P61"/>
      <text:p text:style-name="P61">IP – 10.40.10.133</text:p>
      <text:p text:style-name="P61"><text:soft-page-break/>M – 255.255.255.0</text:p>
      <text:p text:style-name="P61">GW – 10.40.10.1</text:p>
      <text:p text:style-name="P61">DNS – 10.0.0.12 e 10.0.0.13</text:p>
      <text:p text:style-name="P61"/>
      <text:p text:style-name="P62">Voltar novamente Endereços para DHCP</text:p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4:44:48.442810557</meta:creation-date>
    <dc:date>2017-01-20T16:01:36.130600787</dc:date>
    <meta:editing-duration>PT2H38M29S</meta:editing-duration>
    <meta:editing-cycles>72</meta:editing-cycles>
    <meta:generator>LibreOffice/5.1.2.2$Linux_X86_64 LibreOffice_project/10m0$Build-2</meta:generator>
    <meta:document-statistic meta:table-count="0" meta:image-count="0" meta:object-count="0" meta:page-count="3" meta:paragraph-count="54" meta:word-count="439" meta:character-count="2783" meta:non-whitespace-character-count="2387"/>
  </office:meta>
</office:document-meta>
</file>